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officeooo:rsid="0010944b" officeooo:paragraph-rsid="0010944b" style:font-size-asian="10pt" style:font-size-complex="10pt"/>
    </style:style>
    <style:style style:name="P2" style:family="paragraph" style:parent-style-name="Standard">
      <style:text-properties fo:color="#000000" loext:opacity="100%" fo:font-size="10pt" officeooo:rsid="0011a44e" officeooo:paragraph-rsid="0011a44e" style:font-size-asian="10pt" style:font-size-complex="10pt"/>
    </style:style>
    <style:style style:name="P3" style:family="paragraph" style:parent-style-name="Standard">
      <style:text-properties fo:color="#000000" loext:opacity="100%" fo:font-size="10pt" officeooo:rsid="00124e97" officeooo:paragraph-rsid="00124e97" style:font-size-asian="10pt" style:font-size-complex="10pt"/>
    </style:style>
    <style:style style:name="P4" style:family="paragraph" style:parent-style-name="Standard">
      <style:text-properties fo:color="#000000" loext:opacity="100%" fo:font-size="10pt" officeooo:rsid="00124e97" officeooo:paragraph-rsid="00124e97" style:font-size-asian="8.75pt" style:font-size-complex="10pt"/>
    </style:style>
    <style:style style:name="P5" style:family="paragraph" style:parent-style-name="Standard">
      <style:text-properties fo:color="#000000" loext:opacity="100%" fo:font-size="10pt" officeooo:rsid="00139a47" officeooo:paragraph-rsid="00139a47" style:font-size-asian="8.75pt" style:font-size-complex="10pt"/>
    </style:style>
    <style:style style:name="P6" style:family="paragraph" style:parent-style-name="Standard">
      <style:text-properties fo:color="#c9211e" loext:opacity="100%" fo:font-size="10pt" officeooo:rsid="0010944b" officeooo:paragraph-rsid="0010944b" style:font-size-asian="10pt" style:font-size-complex="10pt"/>
    </style:style>
    <style:style style:name="P7" style:family="paragraph" style:parent-style-name="Standard">
      <style:text-properties fo:color="#c9211e" loext:opacity="100%" fo:font-size="10pt" officeooo:rsid="0011a44e" officeooo:paragraph-rsid="0011a44e" style:font-size-asian="10pt" style:font-size-complex="10pt"/>
    </style:style>
    <style:style style:name="P8" style:family="paragraph" style:parent-style-name="Standard">
      <style:text-properties fo:color="#c9211e" loext:opacity="100%" fo:font-size="10pt" officeooo:rsid="00124e97" officeooo:paragraph-rsid="00124e97" style:font-size-asian="10pt" style:font-size-complex="10pt"/>
    </style:style>
    <style:style style:name="P9" style:family="paragraph" style:parent-style-name="Standard">
      <style:text-properties fo:font-size="10pt" officeooo:rsid="0010944b" officeooo:paragraph-rsid="0010944b" style:font-size-asian="10pt" style:font-size-complex="10pt"/>
    </style:style>
    <style:style style:name="P10" style:family="paragraph" style:parent-style-name="Standard">
      <style:text-properties fo:color="#3465a4" loext:opacity="100%" fo:font-size="10pt" officeooo:rsid="0010944b" officeooo:paragraph-rsid="0010944b" style:font-size-asian="10pt" style:font-size-complex="10pt"/>
    </style:style>
    <style:style style:name="T1" style:family="text">
      <style:text-properties fo:color="#00a933" loext:opacity="100%"/>
    </style:style>
    <style:style style:name="T2" style:family="text">
      <style:text-properties fo:color="#00a933" loext:opacity="100%" officeooo:rsid="00139a47"/>
    </style:style>
    <style:style style:name="T3" style:family="text">
      <style:text-properties fo:color="#f10d0c" loext:opacity="100%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139a47"/>
    </style:style>
    <style:style style:name="T6" style:family="text">
      <style:text-properties fo:color="#158466" loext:opacity="100%"/>
    </style:style>
    <style:style style:name="T7" style:family="text">
      <style:text-properties officeooo:rsid="00139a47"/>
    </style:style>
    <style:style style:name="T8" style:family="text">
      <style:text-properties fo:color="#3465a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The AWS service for load balancing supports the following types of load balancers:</text:p>
      <text:p text:style-name="P9"><text:tab/>-Application load balancer which operates at <text:span text:style-name="T1">OSI layer 7 (HTTP/WebSocket).</text:span></text:p>
      <text:p text:style-name="P9"><text:tab/>-Networ load balancer which operates at <text:span text:style-name="T1">OSI layer 4 (TCP/UDP).</text:span></text:p>
      <text:p text:style-name="P9"/>
      <text:p text:style-name="P9">2.An AWS region is:</text:p>
      <text:p text:style-name="P9"><text:tab/><text:span text:style-name="T8">-An organizational unit designed to serve clients from a specific area</text:span></text:p>
      <text:p text:style-name="P10"><text:tab/>-An independent and isolated cloud deployed in a specific geographical region.</text:p>
      <text:p text:style-name="P9"><text:tab/><text:span text:style-name="T4">-An AWS data center.</text:span></text:p>
      <text:p text:style-name="P9"><text:span text:style-name="T1"/></text:p>
      <text:p text:style-name="P1">3. Simple storage service helps us:</text:p>
      <text:p text:style-name="P1"><text:tab/><text:span text:style-name="T4">-Host web applications.</text:span></text:p>
      <text:p text:style-name="P6"><text:tab/>-Create bootable virtual disks that can be attached to EC2 instances.</text:p>
      <text:p text:style-name="P1"><text:tab/><text:span text:style-name="T1">-Store and serve an infinite amount of objects such as images documents, and videos.</text:span></text:p>
      <text:p text:style-name="P1"/>
      <text:p text:style-name="P1">4.RDS is a:</text:p>
      <text:p text:style-name="P1"><text:tab/><text:span text:style-name="T4">-managed container service.</text:span></text:p>
      <text:p text:style-name="P1"><text:tab/><text:span text:style-name="T1">-managed relational database service.</text:span></text:p>
      <text:p text:style-name="P1"><text:tab/><text:span text:style-name="T4">-Service database.</text:span></text:p>
      <text:p text:style-name="P1"><text:span text:style-name="T4"/></text:p>
      <text:p text:style-name="P1">5.Documents are stored in S3 in a:</text:p>
      <text:p text:style-name="P1"><text:tab/><text:span text:style-name="T4">-Server.</text:span></text:p>
      <text:p text:style-name="P1"><text:tab/><text:span text:style-name="T1">-Bucket.</text:span></text:p>
      <text:p text:style-name="P1"><text:tab/><text:span text:style-name="T4">-Storage account.</text:span></text:p>
      <text:p text:style-name="P2"/>
      <text:p text:style-name="P2">6.An EC2 instance can be configured as follows:</text:p>
      <text:p text:style-name="P2"><text:tab/><text:span text:style-name="T1">-Based on an instance type which offers certain resources(vCPU, RAM, networking. Etc).</text:span></text:p>
      <text:p text:style-name="P2"><text:tab/><text:span text:style-name="T4">-Each resources must always be specified independently based on the stimated workload.</text:span></text:p>
      <text:p text:style-name="P7"><text:tab/>-There is no need to configure anything. The instance will scale based on the workload.</text:p>
      <text:p text:style-name="P2"/>
      <text:p text:style-name="P2">7.Software can be automatically installed during the provisioning of the EC2 instance through</text:p>
      <text:p text:style-name="P2"><text:span text:style-name="T1">user data</text:span> which is composed of <text:span text:style-name="T4">a cloudFormation script.</text:span></text:p>
      <text:p text:style-name="P2"/>
      <text:p text:style-name="P3">8. Simple storage service works through.</text:p>
      <text:p text:style-name="P3"><text:tab/><text:span text:style-name="T1">-Http</text:span>.</text:p>
      <text:p text:style-name="P3"><text:tab/><text:span text:style-name="T4">-Smtp.</text:span></text:p>
      <text:p text:style-name="P8"><text:tab/>-FTP.</text:p>
      <text:p text:style-name="P8"/>
      <text:p text:style-name="P3">9. An EC2 instance is deployed in a specific AZ.</text:p>
      <text:p text:style-name="P3"><text:tab/><text:span text:style-name="T1">-True.</text:span></text:p>
      <text:p text:style-name="P3"><text:tab/><text:span text:style-name="T4">-False.</text:span></text:p>
      <text:p text:style-name="P3"/>
      <text:p text:style-name="P3">10.Docker is a:</text:p>
      <text:p text:style-name="P3"><text:tab/><text:span text:style-name="T4">-Framework.</text:span></text:p>
      <text:p text:style-name="P8"><text:tab/>-Programming language.</text:p>
      <text:p text:style-name="P3"><text:tab/><text:span text:style-name="T1">-Container engine.</text:span></text:p>
      <text:p text:style-name="P3"/>
      <text:p text:style-name="P3">11.The connection times out while trying to access an EC2 instance via SSH on the standard port. What is the most likely issue?</text:p>
      <text:p text:style-name="P3"><text:tab/><text:span text:style-name="T4">-The instance is not reachable via the internet.</text:span></text:p>
      <text:p text:style-name="P8"><text:tab/>-The instance type is misconfigured.</text:p>
      <text:p text:style-name="P3"><text:tab/><text:span text:style-name="T1">-The security group does not explicitly allow traffic on port 22</text:span></text:p>
      <text:p text:style-name="P3"/>
      <text:p text:style-name="P3">12.Content stored on S3 can be restricted such that it’s accessible onlu though cloudFront by using.</text:p>
      <text:p text:style-name="P3"><text:tab/><text:span text:style-name="T4">-Signed URLs.</text:span></text:p>
      <text:p text:style-name="P8"><text:tab/>-S3 Bucket settings.</text:p>
      <text:p text:style-name="P3"><text:tab/><text:span text:style-name="T1">-Origin access identity</text:span></text:p>
      <text:p text:style-name="P3"><text:span text:style-name="T1"/></text:p>
      <text:p text:style-name="P4">13.<text:span text:style-name="T7">Your application tier is running in an auto scaling group and you need to change the instance type. In which of the following area can this be achieved?</text:span></text:p>
      <text:p text:style-name="P4"><text:tab/><text:span text:style-name="T1">-</text:span><text:span text:style-name="T2">Auto scaling launch template/configutarion.</text:span><text:span text:style-name="T7"><text:tab/></text:span><text:span text:style-name="T5">-Auto scaling AMI</text:span></text:p>
      <text:p text:style-name="P4"><text:tab/><text:span text:style-name="T4">-</text:span><text:span text:style-name="T5">Auto scaling policy configuration.<text:tab/><text:tab/><text:tab/>-Auto tags configutation.</text:span></text:p>
      <text:p text:style-name="P4"/>
      <text:p text:style-name="P5">14. Object stored in S3 can be made public by configuration the <text:span text:style-name="T4">S3 settings afther the objects are uplode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5T13:24:49.373000000</meta:creation-date>
    <dc:date>2022-01-05T14:04:27.695000000</dc:date>
    <meta:editing-duration>PT6M33S</meta:editing-duration>
    <meta:editing-cycles>1</meta:editing-cycles>
    <meta:document-statistic meta:table-count="0" meta:image-count="0" meta:object-count="0" meta:page-count="1" meta:paragraph-count="48" meta:word-count="350" meta:character-count="2267" meta:non-whitespace-character-count="1930"/>
    <meta:generator>LibreOffice/7.2.1.2$Windows_X86_64 LibreOffice_project/87b77fad49947c1441b67c559c339af8f3517e22</meta:generator>
  </office:meta>
</office:document-meta>
</file>